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d23e" officeooo:paragraph-rsid="000fd23e"/>
    </style:style>
    <style:style style:name="P2" style:family="paragraph" style:parent-style-name="Standard">
      <style:paragraph-properties fo:text-align="start" style:justify-single-word="false"/>
      <style:text-properties officeooo:rsid="000fd23e" officeooo:paragraph-rsid="000fd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à faire </text:p>
      <text:p text:style-name="P2">codage :</text:p>
      <text:p text:style-name="P2">faire un génération des tubes </text:p>
      <text:p text:style-name="P2">vider un tube dans un autre vide ou avec la même couleur juste dessous.</text:p>
      <text:p text:style-name="P2">Vérification de la victoire.</text:p>
      <text:p text:style-name="P2">Compte le nombre de coups que l’on a utilisé</text:p>
      <text:p text:style-name="P2"/>
      <text:p text:style-name="P2">affichage :</text:p>
      <text:p text:style-name="P2">affichage des tubes et des boules : sur une grille </text:p>
      <text:p text:style-name="P2">déplacer le tube avec la sourie</text:p>
      <text:p text:style-name="P2">faire l’animation du vidage du tube dans un aut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1:01:14.523224443</meta:creation-date>
    <dc:date>2024-11-20T11:05:19.979788048</dc:date>
    <meta:editing-duration>PT4M7S</meta:editing-duration>
    <meta:editing-cycles>1</meta:editing-cycles>
    <meta:document-statistic meta:table-count="0" meta:image-count="0" meta:object-count="0" meta:page-count="1" meta:paragraph-count="10" meta:word-count="64" meta:character-count="338" meta:non-whitespace-character-count="281"/>
    <meta:generator>LibreOffice/24.8.2.1$Linux_X86_64 LibreOffice_project/0f794b6e29741098670a3b95d60478a65d05ef13</meta:generator>
  </office:meta>
</office:document-meta>
</file>